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ize="10pt" officeooo:rsid="00166ff2" officeooo:paragraph-rsid="00166ff2" style:font-size-asian="10pt" style:font-size-complex="10pt"/>
    </style:style>
    <style:style style:name="P2" style:family="paragraph" style:parent-style-name="Preformatted_20_Text">
      <style:text-properties fo:font-size="20pt" fo:font-weight="bold" officeooo:rsid="001844ab" officeooo:paragraph-rsid="001844ab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Courier New" fo:font-size="13pt" fo:font-weight="normal" officeooo:paragraph-rsid="001844ab" style:font-size-asian="13pt" style:font-weight-asian="normal" style:font-size-complex="13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Courier New" fo:font-size="13pt" fo:font-weight="normal" officeooo:rsid="001844ab" officeooo:paragraph-rsid="001844ab" style:font-size-asian="13pt" style:font-weight-asian="normal" style:font-size-complex="13pt" style:font-weight-complex="normal"/>
    </style:style>
    <style:style style:name="P5" style:family="paragraph" style:parent-style-name="Preformatted_20_Text">
      <style:paragraph-properties fo:margin-left="2.501cm" fo:margin-right="0cm" fo:text-align="start" style:justify-single-word="false" fo:text-indent="0cm" style:auto-text-indent="false"/>
      <style:text-properties style:font-name="Courier New" fo:font-size="13pt" fo:font-weight="normal" officeooo:rsid="001844ab" officeooo:paragraph-rsid="001844ab" style:font-size-asian="13pt" style:font-weight-asian="normal" style:font-size-complex="13pt" style:font-weight-complex="normal"/>
    </style:style>
    <style:style style:name="P6" style:family="paragraph" style:parent-style-name="Preformatted_20_Text">
      <style:paragraph-properties fo:margin-left="2.501cm" fo:margin-right="0cm" fo:text-align="start" style:justify-single-word="false" fo:text-indent="0cm" style:auto-text-indent="false"/>
      <style:text-properties style:font-name="Courier New" fo:font-size="13pt" fo:font-weight="normal" officeooo:paragraph-rsid="001844ab" style:font-size-asian="13pt" style:font-weight-asian="normal" style:font-size-complex="13pt" style:font-weight-complex="normal"/>
    </style:style>
    <style:style style:name="P7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Courier New" fo:font-size="13pt" fo:font-weight="normal" officeooo:paragraph-rsid="001844ab" style:font-size-asian="13pt" style:font-weight-asian="normal" style:font-size-complex="13pt" style:font-weight-complex="normal"/>
    </style:style>
    <style:style style:name="T1" style:family="text">
      <style:text-properties officeooo:rsid="001844ab"/>
    </style:style>
    <style:style style:name="T2" style:family="text">
      <style:text-properties officeooo:rsid="001a43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an‘t help falling in love</text:p>
      <text:p text:style-name="P1">Elvis Presley 19<text:span text:style-name="T1">61 Blue Hawaii Album → 20 Weeks No. 1. Elvis‘ Schlussong. <text:line-break/></text:span></text:p>
      <text:p text:style-name="P4">¾<text:tab/><text:tab/><text:tab/><text:tab/><text:tab/><text:span text:style-name="T2">66</text:span></text:p>
      <text:p text:style-name="P4">D <text:s/>A D D <text:line-break/><text:line-break/> D <text:s text:c="3"/>f#m hm</text:p>
      <text:p text:style-name="P3">Wise men say<text:line-break/> <text:s text:c="6"/><text:span text:style-name="T1">G <text:s text:c="3"/>D <text:s text:c="2"/>A</text:span><text:line-break/>Only fools rush in<text:line-break/> <text:s text:c="3"/><text:span text:style-name="T1">G <text:s/>A <text:s text:c="4"/>hm <text:s text:c="2"/>G <text:s text:c="9"/>D <text:s text:c="3"/>A <text:s text:c="3"/>D</text:span></text:p>
      <text:p text:style-name="P3">But I can't help falling in love with you<text:line-break/>Shall I stay?<text:line-break/>Would it be a sin?<text:line-break/>If I can't help falling in love with you<text:line-break/></text:p>
      <text:p text:style-name="P5">Bridge</text:p>
      <text:p text:style-name="P6"><text:span text:style-name="T1">f#m <text:s text:c="11"/>C# <text:s text:c="3"/>f#m <text:s text:c="10"/>C#</text:span><text:line-break/>Like a river flows, surely to the sea<text:line-break/> <text:span text:style-name="T1">f#m <text:s text:c="10"/>C# <text:s text:c="3"/>f#m <text:s text:c="6"/>H <text:s text:c="13"/>em <text:s/>A</text:span></text:p>
      <text:p text:style-name="P6">Darling so it goes, some things are meant to be</text:p>
      <text:p text:style-name="P7"><text:line-break/>Take my hand<text:line-break/>Take my whole life too<text:line-break/>For I can't help falling in love with you</text:p>
      <text:p text:style-name="P7"/>
      <text:p text:style-name="P6"><text:line-break/>Like a river flows, surely to the sea<text:line-break/>Darling so it goes, some things are meant to be</text:p>
      <text:p text:style-name="P7"><text:line-break/>Take my hand<text:line-break/>Take my whole life too<text:line-break/>For I can't help falling in love with you<text:line-break/>For I can't help falling in love with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3-24T11:41:33</meta:creation-date>
    <dc:date>2018-12-05T21:46:13.753110515</dc:date>
    <meta:editing-duration>PT1H12M42S</meta:editing-duration>
    <meta:editing-cycles>8</meta:editing-cycles>
    <meta:generator>LibreOffice/5.1.6.2$Linux_X86_64 LibreOffice_project/10m0$Build-2</meta:generator>
    <meta:printed-by>benutzer </meta:printed-by>
    <meta:print-date>2016-01-14T18:20:57.236430349</meta:print-date>
    <meta:document-statistic meta:table-count="0" meta:image-count="0" meta:object-count="0" meta:page-count="1" meta:paragraph-count="12" meta:word-count="160" meta:character-count="802" meta:non-whitespace-character-count="541"/>
  </office:meta>
</office:document-meta>
</file>